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0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n_zhen_pass_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左前方-照片:[没有三角架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左前方-照片:[车标不正确][车牌号不正确]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左前方-照片:[车标不正确][车牌号不正确][没有三角架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左前方-照片:[车标数据信息暂缺][车牌号不正确]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左前方-照片:[车牌号不正确]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910" calcext:value-type="float">
            <text:p>3910</text:p>
          </table:table-cell>
          <table:table-cell table:formula="of:=[.B6]/SUM([.B1:.B6])" office:value-type="float" office:value="0.971669980119284" calcext:value-type="float">
            <text:p>0.9716699801</text:p>
          </table:table-cell>
        </table:table-row>
        <table:table-row table:style-name="ro1">
          <table:table-cell office:value-type="string" calcext:value-type="string">
            <text:p>右后方-照片:[没有三角架]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右后方-照片:[车标不正确][车牌号不正确]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右后方-照片:[车标不正确][车牌号不正确][没有三角架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右后方-照片:[车标数据信息暂缺][车牌号不正确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右后方-照片:[车牌号不正确]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983" calcext:value-type="float">
            <text:p>3983</text:p>
          </table:table-cell>
          <table:table-cell table:formula="of:=[.B12]/SUM([.B7:.B12])" office:value-type="float" office:value="0.989811133200795" calcext:value-type="float">
            <text:p>0.9898111332</text:p>
          </table:table-cell>
        </table:table-row>
        <table:table-row table:style-name="ro1">
          <table:table-cell office:value-type="string" calcext:value-type="string">
            <text:p>车架号-照片:[照片水印日期过期][车架号不正确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车架号-照片:[车架号不正确]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536" calcext:value-type="float">
            <text:p>3536</text:p>
          </table:table-cell>
          <table:table-cell table:formula="of:=[.B15]/SUM([.B13:.B15])" office:value-type="float" office:value="0.971428571428571" calcext:value-type="float">
            <text:p>0.9714285714</text:p>
          </table:table-cell>
        </table:table-row>
        <table:table-row table:style-name="ro1">
          <table:table-cell office:value-type="string" calcext:value-type="string">
            <text:p>行驶证-照片:[车架号不正确]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行驶证-照片:[车牌号不正确]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行驶证-照片:[车牌号不正确][车架号不正确]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935" calcext:value-type="float">
            <text:p>3935</text:p>
          </table:table-cell>
          <table:table-cell table:formula="of:=[.B19]/SUM([.B16:.B19])" office:value-type="float" office:value="0.976184569585711" calcext:value-type="float">
            <text:p>0.9761845696</text:p>
          </table:table-cell>
        </table:table-row>
        <table:table-row table:style-name="ro1">
          <table:table-cell office:value-type="string" calcext:value-type="string">
            <text:p>交强险-照片:[检验日期不在保险有效期内][车架号不正确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[没有印章]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[车架号不正确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交强险-照片:[检验日期不在保险有效期内][车牌号不正确][车架号不正确][没有印章]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交强险-照片:[车架号不正确]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交强险-照片:[车牌号不正确]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交强险-照片:[车牌号不正确][没有印章]</text:p>
          </table:table-cell>
          <table:table-cell office:value-type="float" office:value="2787" calcext:value-type="float">
            <text:p>2787</text:p>
          </table:table-cell>
          <table:table-cell/>
        </table:table-row>
        <table:table-row table:style-name="ro1">
          <table:table-cell office:value-type="string" calcext:value-type="string">
            <text:p>交强险-照片:[车牌号不正确][车架号不正确]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交强险-照片:[车牌号不正确][车架号不正确][没有印章]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20" calcext:value-type="float">
            <text:p>820</text:p>
          </table:table-cell>
          <table:table-cell table:style-name="ce1" table:formula="of:=[.B30]/SUM([.B20:.B30])" office:value-type="float" office:value="0.207123010861329" calcext:value-type="float">
            <text:p>0.2071230109</text:p>
          </table:table-cell>
        </table:table-row>
        <table:table-row table:style-name="ro1">
          <table:table-cell office:value-type="string" calcext:value-type="string">
            <text:p>检验报告-照片:[数据项不正确]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检验报告-照片:[车架号不正确]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[车架号不正确]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检验报告-照片:[车牌号不正确][车架号不正确][数据项不正确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809" calcext:value-type="float">
            <text:p>3809</text:p>
          </table:table-cell>
          <table:table-cell table:formula="of:=[.B36]/SUM([.B31:.B36])" office:value-type="float" office:value="0.970198675496689" calcext:value-type="float">
            <text:p>0.9701986755</text:p>
          </table:table-cell>
        </table:table-row>
        <table:table-row table:style-name="ro1">
          <table:table-cell office:value-type="string" calcext:value-type="string">
            <text:p>牌证申请表-照片:[车牌号不正确]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824" calcext:value-type="float">
            <text:p>3824</text:p>
          </table:table-cell>
          <table:table-cell table:formula="of:=[.B38]/SUM([.B37:.B38])" office:value-type="float" office:value="0.974764211062962" calcext:value-type="float">
            <text:p>0.9747642111</text:p>
          </table:table-cell>
        </table:table-row>
        <table:table-row table:style-name="ro1">
          <table:table-cell office:value-type="string" calcext:value-type="string">
            <text:p>尾气检测报告-照片:[检查结论不通过]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962" calcext:value-type="float">
            <text:p>3962</text:p>
          </table:table-cell>
          <table:table-cell table:formula="of:=[.B40]/SUM([.B39:.B40])" office:value-type="float" office:value="0.986308190191685" calcext:value-type="float">
            <text:p>0.9863081902</text:p>
          </table:table-cell>
        </table:table-row>
        <table:table-row table:style-name="ro1">
          <table:table-cell office:value-type="string" calcext:value-type="string">
            <text:p>左灯光工位-照片:[车灯未亮]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961" calcext:value-type="float">
            <text:p>3961</text:p>
          </table:table-cell>
          <table:table-cell table:formula="of:=[.B42]/SUM([.B41:.B42])" office:value-type="float" office:value="0.987534280727998" calcext:value-type="float">
            <text:p>0.9875342807</text:p>
          </table:table-cell>
        </table:table-row>
        <table:table-row table:style-name="ro1">
          <table:table-cell office:value-type="string" calcext:value-type="string">
            <text:p>右灯光工位-照片:[车灯未亮]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961" calcext:value-type="float">
            <text:p>3961</text:p>
          </table:table-cell>
          <table:table-cell table:formula="of:=[.B44]/SUM([.B43:.B44])" office:value-type="float" office:value="0.987534280727998" calcext:value-type="float">
            <text:p>0.9875342807</text:p>
          </table:table-cell>
        </table:table-row>
        <table:table-row table:style-name="ro1">
          <table:table-cell office:value-type="string" calcext:value-type="string">
            <text:p>一轴制动工位-照片:[车轮位置不对]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552" calcext:value-type="float">
            <text:p>3552</text:p>
          </table:table-cell>
          <table:table-cell table:style-name="ce1" table:formula="of:=[.B46]/SUM([.B45:.B46])" office:value-type="float" office:value="0.894710327455919" calcext:value-type="float">
            <text:p>0.8947103275</text:p>
          </table:table-cell>
        </table:table-row>
        <table:table-row table:style-name="ro1">
          <table:table-cell office:value-type="string" calcext:value-type="string">
            <text:p>二轴制动工位-照片:[车轮位置不对]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3691" calcext:value-type="float">
            <text:p>3691</text:p>
          </table:table-cell>
          <table:table-cell table:formula="of:=[.B48]/SUM([.B47:.B48])" office:value-type="float" office:value="0.929722921914358" calcext:value-type="float">
            <text:p>0.9297229219</text:p>
          </table:table-cell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76" calcext:value-type="float">
            <text:p>876</text:p>
          </table:table-cell>
          <table:table-cell table:style-name="ce1" table:formula="of:=[.B49]/SUM([.B49:.B50])" office:value-type="float" office:value="0.491582491582492" calcext:value-type="float">
            <text:p>0.4915824916</text:p>
          </table:table-cell>
        </table:table-row>
        <table:table-row table:style-name="ro1">
          <table:table-cell office:value-type="string" calcext:value-type="string">
            <text:p>驻车制动工位-照片:[车牌号不正确]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底盘动态检验开始-照片:车未移动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1438" calcext:value-type="float">
            <text:p>1438</text:p>
          </table:table-cell>
          <table:table-cell table:style-name="ce1" table:formula="of:=[.B52]/SUM([.B51:.B52])" office:value-type="float" office:value="0.812888637648389" calcext:value-type="float">
            <text:p>0.8128886376</text:p>
          </table:table-cell>
        </table:table-row>
        <table:table-row table:style-name="ro1">
          <table:table-cell office:value-type="string" calcext:value-type="string">
            <text:p>底盘动态检验结束-照片:车未移动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1438" calcext:value-type="float">
            <text:p>1438</text:p>
          </table:table-cell>
          <table:table-cell table:style-name="ce1" table:formula="of:=[.B54]/SUM([.B53:.B54])" office:value-type="float" office:value="0.812888637648389" calcext:value-type="float">
            <text:p>0.8128886376</text:p>
          </table:table-cell>
        </table:table-row>
        <table:table-row table:style-name="ro1">
          <table:table-cell office:value-type="string" calcext:value-type="string">
            <text:p>底盘检验-照片:[底盘不在工位][车牌号不正确]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通过</text:p>
          </table:table-cell>
          <table:table-cell office:value-type="float" office:value="806" calcext:value-type="float">
            <text:p>806</text:p>
          </table:table-cell>
          <table:table-cell table:style-name="ce1" table:formula="of:=[.B56]/SUM([.B55:.B56])" office:value-type="float" office:value="0.453318335208099" calcext:value-type="float">
            <text:p>0.4533183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18:59:51.576303822</dc:date>
    <meta:editing-duration>PT5M59S</meta:editing-duration>
    <meta:editing-cycles>2</meta:editing-cycles>
    <meta:generator>LibreOffice/5.1.6.2$Linux_X86_64 LibreOffice_project/10m0$Build-2</meta:generator>
    <meta:document-statistic meta:table-count="1" meta:cell-count="128" meta:object-count="0"/>
  </office:meta>
</office:document-meta>
</file>